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4f8" officeooo:paragraph-rsid="0015f4f8"/>
    </style:style>
    <style:style style:name="P2" style:family="paragraph" style:parent-style-name="Standard">
      <style:text-properties officeooo:rsid="0015f4f8" officeooo:paragraph-rsid="001730ca"/>
    </style:style>
    <style:style style:name="P3" style:family="paragraph" style:parent-style-name="Standard">
      <style:text-properties officeooo:rsid="0015f4f8" officeooo:paragraph-rsid="0018d5c8"/>
    </style:style>
    <style:style style:name="P4" style:family="paragraph" style:parent-style-name="Standard">
      <style:text-properties officeooo:rsid="0015f4f8" officeooo:paragraph-rsid="001a7db7"/>
    </style:style>
    <style:style style:name="P5" style:family="paragraph" style:parent-style-name="Standard">
      <style:text-properties officeooo:rsid="0015f4f8" officeooo:paragraph-rsid="001accc2"/>
    </style:style>
    <style:style style:name="P6" style:family="paragraph" style:parent-style-name="Standard">
      <style:text-properties officeooo:rsid="0015f4f8" officeooo:paragraph-rsid="001c6a1a"/>
    </style:style>
    <style:style style:name="P7" style:family="paragraph" style:parent-style-name="Standard">
      <style:text-properties officeooo:rsid="0018d5c8" officeooo:paragraph-rsid="0018d5c8"/>
    </style:style>
    <style:style style:name="P8" style:family="paragraph" style:parent-style-name="Standard">
      <style:text-properties officeooo:rsid="0018d5c8" officeooo:paragraph-rsid="001a7db7"/>
    </style:style>
    <style:style style:name="P9" style:family="paragraph" style:parent-style-name="Standard">
      <style:text-properties fo:color="#ff0000" officeooo:rsid="001accc2" officeooo:paragraph-rsid="001accc2"/>
    </style:style>
    <style:style style:name="P10" style:family="paragraph" style:parent-style-name="Standard">
      <style:text-properties fo:color="#ff0000" fo:font-weight="bold" officeooo:rsid="001accc2" officeooo:paragraph-rsid="001accc2" style:font-weight-asian="bold" style:font-weight-complex="bold"/>
    </style:style>
    <style:style style:name="P11" style:family="paragraph" style:parent-style-name="Standard">
      <style:text-properties fo:font-weight="bold" officeooo:rsid="001accc2" officeooo:paragraph-rsid="001accc2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1a7db7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1730ca"/>
    </style:style>
    <style:style style:name="T3" style:family="text">
      <style:text-properties officeooo:rsid="0018d5c8"/>
    </style:style>
    <style:style style:name="T4" style:family="text">
      <style:text-properties fo:color="#666666"/>
    </style:style>
    <style:style style:name="T5" style:family="text">
      <style:text-properties fo:color="#ff7f00"/>
    </style:style>
    <style:style style:name="T6" style:family="text">
      <style:text-properties fo:color="#00ff00"/>
    </style:style>
    <style:style style:name="T7" style:family="text">
      <style:text-properties fo:color="#00ff00" officeooo:rsid="001730ca"/>
    </style:style>
    <style:style style:name="T8" style:family="text">
      <style:text-properties fo:color="#808080"/>
    </style:style>
    <style:style style:name="T9" style:family="text">
      <style:text-properties fo:color="#ff0000"/>
    </style:style>
    <style:style style:name="T10" style:family="text">
      <style:text-properties fo:color="#ff0000" officeooo:rsid="0018d5c8"/>
    </style:style>
    <style:style style:name="T11" style:family="text">
      <style:text-properties fo:color="#0000ff"/>
    </style:style>
    <style:style style:name="T12" style:family="text">
      <style:text-properties fo:color="#0000ff" officeooo:rsid="0018d5c8"/>
    </style:style>
    <style:style style:name="T13" style:family="text">
      <style:text-properties fo:color="#0000ff" officeooo:rsid="001accc2"/>
    </style:style>
    <style:style style:name="T14" style:family="text">
      <style:text-properties fo:color="#0000ff" officeooo:rsid="001c6a1a"/>
    </style:style>
    <style:style style:name="T15" style:family="text">
      <style:text-properties fo:color="#0000ff" officeooo:rsid="001c82a3"/>
    </style:style>
    <style:style style:name="T16" style:family="text">
      <style:text-properties fo:color="#000000"/>
    </style:style>
    <style:style style:name="T17" style:family="text">
      <style:text-properties fo:color="#000000" officeooo:rsid="001accc2"/>
    </style:style>
    <style:style style:name="T18" style:family="text">
      <style:text-properties officeooo:rsid="001a7db7"/>
    </style:style>
    <style:style style:name="T19" style:family="text">
      <style:text-properties officeooo:rsid="001accc2"/>
    </style:style>
    <style:style style:name="T20" style:family="text">
      <style:text-properties style:font-name="DejaVu Sans Light" fo:font-style="italic" officeooo:rsid="001c6a1a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0">Rédacteur : Sabrina et Nathaniel</text:span><text:tab/><text:tab/></text:p>
      <text:p text:style-name="P6"><text:span text:style-name="T1"><text:tab/><text:tab/><text:tab/><text:tab/><text:tab/>Index.html </text:span>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214_1588768218" text:style-name="Index_20_Link" text:visited-style-name="Index_20_Link">-0) Header menu navbar<text:tab/>1</text:a></text:p>
          <text:p text:style-name="P12"><text:a xlink:type="simple" xlink:href="#__RefHeading___Toc216_1588768218" text:style-name="Index_20_Link" text:visited-style-name="Index_20_Link">-1)Nom de l’entreprise<text:tab/>1</text:a></text:p>
          <text:p text:style-name="P12"><text:a xlink:type="simple" xlink:href="#__RefHeading___Toc218_1588768218" text:style-name="Index_20_Link" text:visited-style-name="Index_20_Link">-2)Image / caroussel<text:tab/>1</text:a></text:p>
          <text:p text:style-name="P12"><text:a xlink:type="simple" xlink:href="#__RefHeading___Toc220_1588768218" text:style-name="Index_20_Link" text:visited-style-name="Index_20_Link">-3)Description de l’entreprise<text:tab/>1</text:a></text:p>
          <text:p text:style-name="P12"><text:a xlink:type="simple" xlink:href="#__RefHeading___Toc222_1588768218" text:style-name="Index_20_Link" text:visited-style-name="Index_20_Link">-4)Dernières destinations<text:tab/>2</text:a></text:p>
          <text:p text:style-name="P12"><text:a xlink:type="simple" xlink:href="#__RefHeading___Toc224_1588768218" text:style-name="Index_20_Link" text:visited-style-name="Index_20_Link">-5)Engagement qualité<text:tab/>2</text:a></text:p>
          <text:p text:style-name="P12"><text:a xlink:type="simple" xlink:href="#__RefHeading___Toc226_1588768218" text:style-name="Index_20_Link" text:visited-style-name="Index_20_Link">-6)Google Maps<text:tab/>2</text:a></text:p>
          <text:p text:style-name="P12"><text:a xlink:type="simple" xlink:href="#__RefHeading___Toc228_1588768218" text:style-name="Index_20_Link" text:visited-style-name="Index_20_Link">-0)Footer<text:tab/>2</text:a></text:p>
        </text:index-body>
      </text:table-of-content>
      <text:p text:style-name="P1"/>
      <text:p text:style-name="P11">Légende :</text:p>
      <text:p text:style-name="P11"/>
      <text:p text:style-name="P10">H = heure</text:p>
      <text:p text:style-name="P10"/>
      <text:p text:style-name="P10"><text:span text:style-name="T8">Gris </text:span>, <text:span text:style-name="T6">Vert</text:span> , <text:span text:style-name="T5">Orange : </text:span><text:span text:style-name="T16">background</text:span></text:p>
      <text:p text:style-name="P10"><text:span text:style-name="T16"/></text:p>
      <text:p text:style-name="P10"><text:span text:style-name="T16">XS : format smartphone </text:span></text:p>
      <text:p text:style-name="P10"><text:span text:style-name="T16"/></text:p>
      <text:p text:style-name="P10"><text:span text:style-name="T16">SM (Portrait) : format tablette portrait</text:span></text:p>
      <text:p text:style-name="P10"><text:span text:style-name="T16"/></text:p>
      <text:p text:style-name="P10"><text:span text:style-name="T16">SM (Paysage) : format tablette paysage</text:span></text:p>
      <text:p text:style-name="P9"><text:span text:style-name="T16"/></text:p>
      <text:h text:style-name="P13" text:outline-level="1"><text:bookmark-start text:name="__RefHeading___Toc214_1588768218"/>-<text:span text:style-name="T19">0)</text:span><text:bookmark-start text:name="__RefHeading___Toc108_1588768218"/><text:span text:style-name="T19"> </text:span><text:span text:style-name="T11">Header menu navbar</text:span><text:bookmark-end text:name="__RefHeading___Toc214_1588768218"/><text:bookmark-end text:name="__RefHeading___Toc108_1588768218"/></text:h>
      <text:p text:style-name="P4"><text:span text:style-name="T11"><text:tab/> </text:span>(Sabrina) <text:span text:style-name="T10">3H</text:span><text:tab/>XS , SM (Portrait) : <text:span text:style-name="T4">Gris</text:span><text:tab/>SM (Paysage) , Desktop : <text:span text:style-name="T5">Orange</text:span></text:p>
      <text:p text:style-name="P3"><text:s/></text:p>
      <text:p text:style-name="P1"/>
      <text:h text:style-name="Heading_20_1" text:outline-level="1"><text:bookmark-start text:name="__RefHeading___Toc216_1588768218"/>-<text:span text:style-name="T19">1)</text:span><text:span text:style-name="T11">Nom de l’entreprise</text:span><text:bookmark-end text:name="__RefHeading___Toc216_1588768218"/></text:h>
      <text:p text:style-name="Text_20_body"><text:span text:style-name="T11"><text:tab/></text:span><text:span text:style-name="T14">Titre : VERT ORANGÉ en &lt;H1&gt;</text:span></text:p>
      <text:p text:style-name="P5"><text:span text:style-name="T11"><text:tab/></text:span> (Nathaniel) <text:span text:style-name="T10">1H</text:span><text:span text:style-name="T9"><text:tab/></text:span>XS , SM (Portrait) : <text:span text:style-name="T6">Vert</text:span><text:tab/>SM (Paysage) , Desktop : <text:span text:style-name="T6">Vert</text:span></text:p>
      <text:p text:style-name="P1"><text:span text:style-name="T6"/></text:p>
      <text:p text:style-name="P1"/>
      <text:h text:style-name="Heading_20_1" text:outline-level="1"><text:bookmark-start text:name="__RefHeading___Toc218_1588768218"/>-<text:span text:style-name="T19">2)</text:span><text:span text:style-name="T11">Image / caroussel</text:span> <text:bookmark-end text:name="__RefHeading___Toc218_1588768218"/></text:h>
      <text:p text:style-name="P5"><text:tab/>(Nathaniel) <text:span text:style-name="T10">3H</text:span><text:tab/>XS : Image<text:tab/>SM (Portrait,Paysage) , Desktop : caroussel </text:p>
      <text:p text:style-name="P1"/>
      <text:p text:style-name="P1"><text:tab/><text:span text:style-name="T2">-→L’image devient un background en desktop et SM (Paysage). </text:span></text:p>
      <text:p text:style-name="P1"><text:s/></text:p>
      <text:h text:style-name="Heading_20_1" text:outline-level="1"><text:bookmark-start text:name="__RefHeading___Toc220_1588768218"/><text:soft-page-break/>-<text:span text:style-name="T19">3)</text:span><text:span text:style-name="T11">Description de l’entreprise </text:span><text:bookmark-end text:name="__RefHeading___Toc220_1588768218"/></text:h>
      <text:p text:style-name="Text_20_body"><text:span text:style-name="T11"><text:tab/></text:span><text:span text:style-name="T14">Titre : Notre activité &lt;H2&gt;</text:span></text:p>
      <text:p text:style-name="P5"><text:span text:style-name="T13"><text:tab/></text:span><text:span text:style-name="T17">(</text:span>Sabrina). <text:span text:style-name="T10">1H</text:span><text:tab/>XS , SM (Portrait) SM (Paysage) , Desktop :<text:span text:style-name="T5"> Orange</text:span></text:p>
      <text:p text:style-name="P1"><text:span text:style-name="T5"/></text:p>
      <text:p text:style-name="P1"/>
      <text:h text:style-name="Heading_20_1" text:outline-level="1"><text:bookmark-start text:name="__RefHeading___Toc222_1588768218"/>-<text:span text:style-name="T19">4)</text:span><text:span text:style-name="T11">Dernière</text:span><text:span text:style-name="T12">s</text:span><text:span text:style-name="T11"> destination</text:span><text:span text:style-name="T12">s</text:span><text:bookmark-end text:name="__RefHeading___Toc222_1588768218"/></text:h>
      <text:p text:style-name="Text_20_body"><text:span text:style-name="T12"><text:tab/></text:span><text:span text:style-name="T15">Titre : Dernières destinations &lt;H2&gt;</text:span></text:p>
      <text:p text:style-name="Text_20_body"><text:span text:style-name="T15"><text:tab/>sous-titre : &lt;H4&gt;</text:span></text:p>
      <text:p text:style-name="P5"><text:span text:style-name="T12"><text:tab/></text:span><text:span text:style-name="T11"> </text:span>(Nathaniel). <text:span text:style-name="T9"><text:tab/></text:span><text:span text:style-name="T10">2H</text:span><text:tab/>XS , SM (Portrait) SM (Paysage) , Desktop : <text:span text:style-name="T6">Vert</text:span></text:p>
      <text:p text:style-name="P1"/>
      <text:p text:style-name="P1"><text:tab/><text:span text:style-name="T2">-→3 div en colonne (XS) , 3 div en ligne (SM,Desktop) .</text:span></text:p>
      <text:p text:style-name="P1"><text:tab/><text:span text:style-name="T3">-→Image sur le coté gauche .</text:span></text:p>
      <text:p text:style-name="P1"/>
      <text:p text:style-name="P1"/>
      <text:h text:style-name="Heading_20_1" text:outline-level="1"><text:bookmark-start text:name="__RefHeading___Toc224_1588768218"/>-<text:span text:style-name="T19">5)</text:span><text:span text:style-name="T11">Engagement</text:span><text:span text:style-name="T15">s</text:span><text:span text:style-name="T11"> qualité </text:span><text:bookmark-end text:name="__RefHeading___Toc224_1588768218"/></text:h>
      <text:p text:style-name="Text_20_body"><text:span text:style-name="T11"><text:tab/>T</text:span><text:span text:style-name="T15">itre : Engagements qualité &lt;H2&gt;</text:span></text:p>
      <text:p text:style-name="Text_20_body"><text:span text:style-name="T15"><text:tab/>sous-titre : &lt;H4&gt;</text:span></text:p>
      <text:p text:style-name="P5"><text:span text:style-name="T11"><text:tab/></text:span>(Sabrina). <text:span text:style-name="T10">2H</text:span><text:tab/>XS , SM (Portrait) SM (Paysage) , Desktop : <text:span text:style-name="T5">Orange</text:span></text:p>
      <text:p text:style-name="P1"/>
      <text:p text:style-name="P2"><text:tab/><text:span text:style-name="T2">-→8div sous la forme de 4div x 2 colonne (XS , SM(Portrait)).</text:span></text:p>
      <text:p text:style-name="P2"><text:span text:style-name="T2"><text:tab/>-→8div sous la forme de 4div x 2 ligne (Dekstop , SM(Paysage)).</text:span></text:p>
      <text:p text:style-name="P2"><text:tab/><text:span text:style-name="T3">-→Pictogramme en fond pour format XS et en haut a gauche pour le format desktop et SM.</text:span></text:p>
      <text:p text:style-name="P2"/>
      <text:p text:style-name="P1"/>
      <text:h text:style-name="Heading_20_1" text:outline-level="1"><text:bookmark-start text:name="__RefHeading___Toc226_1588768218"/>-<text:span text:style-name="T19">6)</text:span><text:span text:style-name="T11">Google Maps</text:span><text:bookmark-end text:name="__RefHeading___Toc226_1588768218"/></text:h>
      <text:p text:style-name="P5"><text:span text:style-name="T11"><text:tab/> </text:span>(Nathaniel). <text:span text:style-name="T10">1H</text:span></text:p>
      <text:p text:style-name="P1"/>
      <text:p text:style-name="P1"/>
      <text:h text:style-name="Heading_20_1" text:outline-level="1"><text:bookmark-start text:name="__RefHeading___Toc228_1588768218"/>-<text:span text:style-name="T19">0)</text:span><text:span text:style-name="T11">Footer </text:span><text:bookmark-end text:name="__RefHeading___Toc228_1588768218"/></text:h>
      <text:p text:style-name="Text_20_body"><text:span text:style-name="T11"><text:tab/></text:span><text:span text:style-name="T15">Titre : Nous contacter &lt;H2&gt;</text:span></text:p>
      <text:p text:style-name="P5"><text:span text:style-name="T13"><text:tab/></text:span><text:span text:style-name="T17">(</text:span>Sabrina). <text:span text:style-name="T10">1H</text:span><text:span text:style-name="T9"><text:tab/></text:span>XS , SM (Portrait) : <text:span text:style-name="T8">Gris</text:span><text:tab/>SM (Paysage) , Desktop : <text:span text:style-name="T7">Vert</text:span></text:p>
      <text:p text:style-name="P1"><text:span text:style-name="T7"/></text:p>
      <text:p text:style-name="P1"><text:span text:style-name="T7"/></text:p>
      <text:p text:style-name="P7"><text:span text:style-name="T7"/></text:p>
      <text:p text:style-name="P8">-formulaire.html 1H30 1 Champ mail -- 1 bouton + pour envoyer des copies de message – un champ message <text:span text:style-name="T18">– item pour le contexte(thème) des messages</text:span></text:p>
      <text:p text:style-name="P8"/>
      <text:p text:style-name="P8"><text:span text:style-name="T18">-login.html 45min champ identifiant – champ mot de passe – un bouton connection</text:span></text:p>
      <text:p text:style-name="P8"/>
      <text:p text:style-name="P8"><text:span text:style-name="T18">-cgv.html 45min texte copier</text:span></text:p>
      <text:p text:style-name="P1"><text:soft-page-break/></text:p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3:49:42.158829547</meta:creation-date>
    <dc:date>2017-08-07T14:56:38.581960484</dc:date>
    <meta:editing-duration>PT13M1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3" meta:paragraph-count="53" meta:word-count="315" meta:character-count="1871" meta:non-whitespace-character-count="1556"/>
  </office:meta>
</office:document-meta>
</file>